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Objec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Object.canWrite( AbstractAFPObject 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Object.writeConten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Object.PageObject( Factory factory , String name , int width , int height , int rotation , int widthRes , int height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Object.createIncludePageOverlay( String name , int x , int y , int orien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Object.writeStar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Object.addObjec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Object.writeEnd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Object.createShading( int x , int y , int w , int h , int red , int green , int b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9">
            <text:p text:style-name="Table_20_Contents"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